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6pt" style:font-name-asian="Arial" style:font-size-asian="16pt" style:language-asian="ja" style:country-asian="JP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92882375045584414" text:style-name="L1">
        <text:list-item>
          <text:p text:style-name="P1">ゆず</text:p>
          <text:list>
            <text:list-item>
              <text:p text:style-name="P1"><text:a xlink:type="simple" xlink:href="https://ja.wikipedia.org/wiki/ユズ" text:style-name="Internet_20_link" text:visited-style-name="Visited_20_Internet_20_Link">https://ja.wikipedia.org/wiki/ユズ</text:a></text:p>
              <text:list>
                <text:list-item>
                  <text:p text:style-name="P1">“早熟性のハナユ（ハナユズ、一才ユズ、Citrus hanayu）とは別種”</text:p>
                </text:list-item>
                <text:list-item>
                  <text:p text:style-name="P1">ミカン科　ミカン属</text:p>
                </text:list-item>
              </text:list>
            </text:list-item>
            <text:list-item>
              <text:p text:style-name="P1"><text:a xlink:type="simple" xlink:href="https://ko.wikipedia.org/wiki/유자나무" text:style-name="Internet_20_link" text:visited-style-name="Visited_20_Internet_20_Link">https://ko.wikipedia.org/wiki/유자나무</text:a></text:p>
            </text:list-item>
            <text:list-item>
              <text:p text:style-name="P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03T08:11:11.67</meta:creation-date>
    <meta:document-statistic meta:table-count="0" meta:image-count="0" meta:object-count="0" meta:page-count="1" meta:paragraph-count="5" meta:word-count="50" meta:character-count="125"/>
    <dc:date>2019-12-03T08:32:47.86</dc:date>
    <dc:creator>iwabuchi ken</dc:creator>
    <meta:editing-duration>PT16M24S</meta:editing-duration>
    <meta:editing-cycles>1</meta:editing-cycles>
    <meta:generator>OpenOffice/4.1.3$Win32 OpenOffice.org_project/413m1$Build-9783</meta:generator>
  </office:meta>
</office:document-meta>
</file>